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tle: A Journey Through Nature</text:p>
      <text:p text:style-name="Standard"/>
      <text:p text:style-name="Standard">Nature is a vast and beautiful canvas, painted with the colors of life. From the towering mountains to the serene rivers, every element tells a story of harmony and balance. The chirping of birds in the early morning light brings a sense of peace, while the rustling leaves in the wind whisper secrets of the forest.</text:p>
      <text:p text:style-name="Standard"/>
      <text:p text:style-name="Standard">In spring, flowers bloom in vibrant hues, attracting bees and butterflies alike. The air is filled with the sweet scent of blossoms, a reminder of nature's renewal. As seasons change, autumn paints the trees with shades of orange and gold, creating a breathtaking view that captivates the soul.</text:p>
      <text:p text:style-name="Standard"/>
      <text:p text:style-name="Standard">This journey through nature is not just a visual delight but a lesson in resilience and adaptation. Let us cherish and protect this gift for generations to com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5:27:10.235762219</meta:creation-date>
    <dc:date>2025-03-03T15:28:03.411544437</dc:date>
    <meta:editing-duration>PT53S</meta:editing-duration>
    <meta:editing-cycles>1</meta:editing-cycles>
    <meta:document-statistic meta:table-count="0" meta:image-count="0" meta:object-count="0" meta:page-count="1" meta:paragraph-count="4" meta:word-count="137" meta:character-count="802" meta:non-whitespace-character-count="669"/>
    <meta:generator>LibreOffice/24.2.7.2$Linux_X86_64 LibreOffice_project/420$Build-2</meta:generator>
  </office:meta>
</office:document-meta>
</file>